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6,914,245,098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6,088,437,67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5,082,578,06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3,578,754,072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5,654,660,71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4,901,750,99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4,380,004,175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,351,972,361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2,786,654,498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,267,133,177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945,070,441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939,053,365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137,883,299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918,907,108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,957,467,706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,511,582,173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438,857,106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489,608,299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788,329,609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484,257,417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790,458,837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020,214,747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847,752,84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39:14.650846112</dc:date>
    <meta:editing-duration>PT45M23S</meta:editing-duration>
    <meta:editing-cycles>23</meta:editing-cycles>
    <meta:generator>LibreOffice/7.2.6.2$Linux_X86_64 LibreOffice_project/20$Build-2</meta:generator>
    <meta:document-statistic meta:table-count="1" meta:cell-count="48" meta:object-count="0"/>
  </office:meta>
</office:document-meta>
</file>